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>
        <style:tab-stops>
          <style:tab-stop style:position="0cm"/>
        </style:tab-stops>
      </style:paragraph-properties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0% 100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1.001cm">
          <draw:text-box>
            <text:p text:style-name="P1"><text:span text:style-name="T1">The Holy Gospel</text:span></text:p>
            <text:p text:style-name="P1"><text:span text:style-name="T2">Mark 1:1-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6.604cm" svg:x="1.778cm" svg:y="1.016cm">
          <draw:text-box>
            <text:p text:style-name="P4"><text:span text:style-name="T3">1</text:span><text:span text:style-name="T4">The beginning of the gospel of Jesus Christ, the Son of God. </text:span><text:span text:style-name="T3">2</text:span><text:span text:style-name="T5">As it is written in Isaiah the prophet, “Behold, I send my messenger before your face, who will prepare your way,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4.13cm" svg:height="7.874cm" svg:x="2.032cm" svg:y="0.762cm">
          <draw:text-box>
            <text:p text:style-name="P6"><text:span text:style-name="T3">3</text:span><text:span text:style-name="T6">T</text:span><text:span text:style-name="T5">he voice of one crying in the wilderness: ‘Prepare the way of the Lord, make his paths <text:s/>straight,’” <text:s/></text:span><text:span text:style-name="T3">4</text:span><text:span text:style-name="T5">John appeared, baptizing in the wilderness and proclaiming a baptism of repentance for the forgiveness of sins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8" draw:layer="layout" svg:width="24.892cm" svg:height="5.08cm" svg:x="1.524cm" svg:y="1.016cm">
          <draw:text-box>
            <text:p text:style-name="P6"><text:span text:style-name="T3">5</text:span><text:span text:style-name="T5">And all the country of Judea and all Jerusalem were going out to him and were being baptized by him in the river Jordan, confessing their si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8" draw:layer="layout" svg:width="24.638cm" svg:height="5.08cm" svg:x="1.778cm" svg:y="1.016cm">
          <draw:text-box>
            <text:p text:style-name="P6"><text:span text:style-name="T3">6</text:span><text:span text:style-name="T5">Now John was clothed with camel’s hair and wore a leather belt around his waist and ate locusts and wild hone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7" draw:layer="layout" svg:width="24.384cm" svg:height="6.263cm" svg:x="1.778cm" svg:y="0.849cm">
          <draw:text-box>
            <text:p text:style-name="P6"><text:span text:style-name="T3">7</text:span><text:span text:style-name="T5">And he preached, saying, “After me comes he who is mightier than I, the strap of whose sandals I am not worthy to stoop down and unti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7" draw:text-style-name="P7" draw:layer="layout" svg:width="24.638cm" svg:height="4.76cm" svg:x="1.524cm" svg:y="1.082cm">
          <draw:text-box>
            <text:p text:style-name="P6"><text:span text:style-name="T3"><text:s/></text:span><text:span text:style-name="T3">8</text:span><text:span text:style-name="T5">I have baptized you with water, but he will baptize you with the Holy Spirit.”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2:13:34.160000000</meta:creation-date>
    <dc:title>Hymn template</dc:title>
    <meta:editing-duration>PT15M18S</meta:editing-duration>
    <meta:editing-cycles>7</meta:editing-cycles>
    <meta:generator>LibreOffice/5.4.3.2$Windows_X86_64 LibreOffice_project/92a7159f7e4af62137622921e809f8546db437e5</meta:generator>
    <meta:initial-creator>Arthur Hoch</meta:initial-creator>
    <dc:date>2017-12-06T17:58:43.202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2-04T12:13:33.864000000"/>
  </office:meta>
</office:document-meta>
</file>